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LIFORNIA</text:p>
          </table:table-cell>
          <table:table-cell office:value-type="float" office:value="524924" calcext:value-type="float">
            <text:p>524924</text:p>
          </table:table-cell>
        </table:table-row>
        <table:table-row table:style-name="ro1">
          <table:table-cell office:value-type="string" calcext:value-type="string">
            <text:p><text:s/>TEXAS</text:p>
          </table:table-cell>
          <table:table-cell office:value-type="float" office:value="276825" calcext:value-type="float">
            <text:p>276825</text:p>
          </table:table-cell>
        </table:table-row>
        <table:table-row table:style-name="ro1">
          <table:table-cell office:value-type="string" calcext:value-type="string">
            <text:p><text:s/>NEW YORK</text:p>
          </table:table-cell>
          <table:table-cell office:value-type="float" office:value="269647" calcext:value-type="float">
            <text:p>269647</text:p>
          </table:table-cell>
        </table:table-row>
        <table:table-row table:style-name="ro1">
          <table:table-cell office:value-type="string" calcext:value-type="string">
            <text:p><text:s/>NEW JERSEY</text:p>
          </table:table-cell>
          <table:table-cell office:value-type="float" office:value="202729" calcext:value-type="float">
            <text:p>202729</text:p>
          </table:table-cell>
        </table:table-row>
        <table:table-row table:style-name="ro1">
          <table:table-cell office:value-type="string" calcext:value-type="string">
            <text:p><text:s/>ILLINOIS</text:p>
          </table:table-cell>
          <table:table-cell office:value-type="float" office:value="152291" calcext:value-type="float">
            <text:p>152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24:16.734854611</meta:creation-date>
    <dc:date>2017-06-20T14:25:11.700263700</dc:date>
    <meta:editing-duration>PT55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